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text-properties style:use-window-font-color="true"/>
    </style:style>
    <style:style style:name="P2" style:family="paragraph" style:parent-style-name="Frame_20_contents">
      <style:text-properties style:use-window-font-color="true" fo:font-weight="bold" style:font-weight-asian="bold"/>
    </style:style>
    <style:style style:name="P3" style:family="paragraph" style:parent-style-name="Frame_20_contents">
      <style:paragraph-properties fo:text-align="justify" style:justify-single-word="false"/>
      <style:text-properties style:use-window-font-color="true"/>
    </style:style>
    <style:style style:name="P4" style:family="paragraph" style:parent-style-name="Frame_20_contents">
      <style:paragraph-properties fo:text-align="justify" style:justify-single-word="false"/>
      <style:text-properties style:use-window-font-color="true" officeooo:rsid="0016bde1" officeooo:paragraph-rsid="0016bde1"/>
    </style:style>
    <style:style style:name="P5" style:family="paragraph" style:parent-style-name="Frame_20_contents">
      <style:paragraph-properties fo:text-align="justify" style:justify-single-word="false"/>
      <style:text-properties style:use-window-font-color="true" fo:font-weight="normal" officeooo:rsid="0016bde1" officeooo:paragraph-rsid="0016bde1" style:font-weight-asian="normal" style:font-weight-complex="normal"/>
    </style:style>
    <style:style style:name="P6" style:family="paragraph" style:parent-style-name="Frame_20_contents">
      <style:paragraph-properties fo:margin-left="0in" fo:margin-right="0in" fo:text-indent="0.4917in" style:auto-text-indent="false"/>
      <style:text-properties style:use-window-font-color="true"/>
    </style:style>
    <style:style style:name="P7" style:family="paragraph" style:parent-style-name="List_20_Paragraph" style:list-style-name="WWNum7">
      <style:text-properties officeooo:rsid="0014f99e" officeooo:paragraph-rsid="0014f99e"/>
    </style:style>
    <style:style style:name="P8" style:family="paragraph" style:parent-style-name="Standard">
      <style:text-properties officeooo:rsid="0014f99e" officeooo:paragraph-rsid="0014f99e"/>
    </style:style>
    <style:style style:name="P9" style:family="paragraph" style:parent-style-name="Standard">
      <style:text-properties officeooo:paragraph-rsid="0014f99e"/>
    </style:style>
    <style:style style:name="P10" style:family="paragraph" style:parent-style-name="Standard">
      <style:text-properties officeooo:rsid="001512c0" officeooo:paragraph-rsid="001512c0"/>
    </style:style>
    <style:style style:name="P11" style:family="paragraph" style:parent-style-name="Standard">
      <style:text-properties fo:font-size="15pt" fo:font-weight="bold" officeooo:rsid="001512c0" officeooo:paragraph-rsid="001512c0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normal" officeooo:rsid="001512c0" officeooo:paragraph-rsid="001512c0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4pt" fo:font-weight="bold" officeooo:rsid="001512c0" officeooo:paragraph-rsid="001512c0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normal" officeooo:rsid="001512c0" officeooo:paragraph-rsid="001512c0" style:font-size-asian="10.5pt" style:font-weight-asian="normal" style:font-size-complex="12pt" style:font-weight-complex="normal"/>
    </style:style>
    <style:style style:name="P15" style:family="paragraph" style:parent-style-name="Heading_20_2">
      <style:paragraph-properties fo:break-before="page"/>
      <style:text-properties officeooo:rsid="0014f99e" officeooo:paragraph-rsid="0014f99e"/>
    </style:style>
    <style:style style:name="P16" style:family="paragraph">
      <loext:graphic-properties draw:fill="solid" draw:fill-color="#f2f2f2"/>
      <style:paragraph-properties fo:text-align="start"/>
      <style:text-properties fo:font-size="18pt"/>
    </style:style>
    <style:style style:name="T1" style:family="text">
      <style:text-properties officeooo:rsid="0014f99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4f99e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bde1" style:font-weight-asian="bold"/>
    </style:style>
    <style:style style:name="T6" style:family="text">
      <style:text-properties fo:font-weight="normal" officeooo:rsid="0016bde1" style:font-weight-asian="normal" style:font-weight-complex="normal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officeooo:rsid="00162fe1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2f2f2" draw:textarea-vertical-align="top" draw:auto-grow-height="true" fo:min-height="0in" fo:min-width="0in" fo:padding-top="0.05in" fo:padding-bottom="0.05in" fo:padding-left="0.1in" fo:padding-right="0.1in" fo:wrap-option="wrap" fo:margin-left="0.1252in" fo:margin-right="0.1457in" fo:margin-top="0.05in" fo:margin-bottom="0.0618in" style:run-through="foreground" style:wrap="parallel" style:number-wrapped-paragraphs="no-limit" style:wrap-contour="false" style:vertical-pos="from-top" style:vertical-rel="paragraph" style:horizontal-pos="left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text:bookmark-start text:name="_Toc449357998"/>F<text:bookmark-end text:name="_Toc449357998"/>ilial</text:h>
      <text:p text:style-name="P9"/>
      <text:p text:style-name="P9">O módulo <text:span text:style-name="T3">Filial </text:span>permite obter informações relativas às <text:span text:style-name="T1">compras realizadas por cada cliente, discriminando os códigos dos produtos comprados por cada cliente, o mês e a filial onde foram comprados, os tipos de compras que foram realizados (P e/ou N), o total gasto na compra desses produtos e o total de unidades compradas desse produto por mes. Este módulo foi estruturada com o objetivo de ter uma resposta eficiente às seguintes queries:</text:span></text:p>
      <text:list xml:id="list8331926971814256222" text:style-name="WWNum7">
        <text:list-item>
          <text:p text:style-name="P7">Nº total de produtos comprados pelo cliente, mês a mês e por filial (<text:span text:style-name="T4">Query 5</text:span>);</text:p>
        </text:list-item>
        <text:list-item>
          <text:p text:style-name="P7">Lista ordenada de códigos de cliente que realizaram compras em todas as filiais(<text:span text:style-name="T4">Query 7</text:span>)</text:p>
        </text:list-item>
        <text:list-item>
          <text:p text:style-name="P7">Códigos e nº <text:s/>total de clientes que compraram o produto, distinguindo as compras P das N (<text:span text:style-name="T4">Query 8</text:span>);</text:p>
        </text:list-item>
        <text:list-item>
          <text:p text:style-name="P7">Lista de códigos de produto que o cliente mais comprou(<text:span text:style-name="T4">Query 9</text:span>);</text:p>
        </text:list-item>
        <text:list-item>
          <text:p text:style-name="P7">Calcular os N produtos mais vendidos em todo o ano, indicando para cada filial, o total de clientes que o compraram e o total de unidades vendidas(<text:span text:style-name="T4">Query10</text:span>)</text:p>
        </text:list-item>
        <text:list-item>
          <text:p text:style-name="P7">Código dos 3 produtos em que o cliente mais gastou dinheiro durante o ano (<text:span text:style-name="T4">Query 11</text:span>)</text:p>
        </text:list-item>
        <text:list-item>
          <text:p text:style-name="P7">Número de clientes que não realizaram compras e número de produtos não vendidos(<text:span text:style-name="T4">Query 12</text:span>).</text:p>
        </text:list-item>
      </text:list>
      <text:p text:style-name="P8"/>
      <text:p text:style-name="P10">Nota: Neste módulo, só se faz referencia a clientes que fizeram compras e a produtos que foram efetivamente comprados, de maneira a tornar a estrutura mais leve e tornar as travessias/procuras na árvore mais rápidas.</text:p>
      <text:p text:style-name="P10"/>
      <text:p text:style-name="P11">Macros</text:p>
      <text:p text:style-name="P12">(nao tem<text:span text:style-name="T7">, nao deve ser referenciado no relatorio)</text:span></text:p>
      <text:p text:style-name="P12"><text:span text:style-name="T7"/></text:p>
      <text:p text:style-name="P13">Estruturas de dados</text:p>
      <text:p text:style-name="P13"/>
      <text:p text:style-name="P14">Analisando as queries, rapidamente se percebe que a chave principal de pesquisa neste módulo é o código de clientes, umas vez que 5 das 6 queries que fazem uso deste módulo têm como uma das chaves o código de cliente. <text:span text:style-name="T8">Atendendo a isto, estruturamos a Filial da seguinte forma: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custom-shape text:anchor-type="paragraph" draw:z-index="0" draw:style-name="gr1" draw:text-style-name="P16" svg:width="2.7295in" svg:height="4.124in" svg:x="0.1252in" svg:y="0.5472in"><text:p text:style-name="P1"><text:span text:style-name="T5">Filial</text:span><text:span text:style-name="T2">:</text:span></text:p><text:p text:style-name="P2"/><text:p text:style-name="P1"><text:span text:style-name="T2">struct </text:span><text:span text:style-name="T5">filial</text:span>{</text:p><text:p text:style-name="P6"><text:span text:style-name="T2">AVL_</text:span><text:span text:style-name="T5">ComprasPorCliente </text:span><text:span text:style-name="T6">clientesOrdenados</text:span><text:span text:style-name="T5">[26]</text:span>;</text:p><text:p text:style-name="P1">};</text:p><text:p text:style-name="P3"/><text:p text:style-name="P4">O array clientesOrdenados contem AVLs de elementos do tipo ComprasPorCliente. A cada indice i faz corresponder a informação dos clientes cujo código começa pela (i+1)-ésima letra do alfabeto.</text:p><text:p text:style-name="P4"/><text:p text:style-name="P4">Nota: o tipo AVL_ComprasPorCliente está definido como sendo uma AVL através de</text:p><text:p text:style-name="P4"><text:span text:style-name="T4">typedef AVL AVL_ComprasPorCliente</text:span></text:p><text:p text:style-name="P5">de forma a clarificar os tipos dos elementos dos nodos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custom-shape text:anchor-type="paragraph" draw:z-index="1" draw:style-name="gr1" draw:text-style-name="P16" svg:width="2.7295in" svg:height="4.124in" svg:x="0.1252in" svg:y="0.5472in"><text:p text:style-name="P1"><text:span text:style-name="T5">ComprasPorCliente</text:span><text:span text:style-name="T2">:</text:span></text:p><text:p text:style-name="P2"/><text:p text:style-name="P1"><text:span text:style-name="T2">struct </text:span><text:span text:style-name="T5">comprasPorCliente</text:span>{</text:p><text:p text:style-name="P6"><text:span text:style-name="T5">char * </text:span><text:span text:style-name="T6">cliente</text:span>;</text:p><text:p text:style-name="P6"/><text:p text:style-name="P1">};</text:p><text:p text:style-name="P3"/><text:p text:style-name="P4">O array clientesOrdenados contem AVLs de elementos do tipo ComprasPorCliente. A cada indice i faz corresponder a informação dos clientes cujo código começa pela (i+1)-ésima letra do alfabeto.</text:p><text:p text:style-name="P4"/><text:p text:style-name="P4">Nota: o tipo AVL_ComprasPorCliente está definido como sendo uma AVL através de</text:p><text:p text:style-name="P4"><text:span text:style-name="T4">typedef AVL AVL_ComprasPorCliente</text:span></text:p><text:p text:style-name="P5">de forma a clarificar os tipos dos elementos dos nodos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Pereira</meta:initial-creator>
    <meta:creation-date>2016-04-25T15:42:56.671599443</meta:creation-date>
    <dc:date>2016-04-25T16:49:05.029282995</dc:date>
    <dc:creator>João Pereira</dc:creator>
    <meta:editing-duration>PT27M35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2" meta:paragraph-count="30" meta:word-count="410" meta:character-count="2517" meta:non-whitespace-character-count="2143"/>
  </office:meta>
</office:document-meta>
</file>